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2" fo:font-size="12pt" officeooo:paragraph-rsid="0009658b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2" fo:font-size="12pt" officeooo:rsid="0009658b" officeooo:paragraph-rsid="0009658b" style:font-size-asian="12pt" style:font-size-complex="12pt"/>
    </style:style>
    <style:style style:name="P3" style:family="paragraph" style:parent-style-name="Standard">
      <style:paragraph-properties fo:margin-left="0cm" fo:margin-right="0cm" fo:text-indent="1.249cm" style:auto-text-indent="false"/>
      <style:text-properties style:font-name="Arial2" fo:font-size="12pt" officeooo:paragraph-rsid="0009658b" style:font-size-asian="12pt" style:font-size-complex="12pt"/>
    </style:style>
    <style:style style:name="P4" style:family="paragraph" style:parent-style-name="Standard">
      <style:text-properties style:font-name="Arial2" fo:font-size="12pt" officeooo:paragraph-rsid="0009658b" style:font-size-asian="12pt" style:font-name-complex="Arial3" style:font-size-complex="12pt"/>
    </style:style>
    <style:style style:name="P5" style:family="paragraph" style:parent-style-name="Standard">
      <style:text-properties style:font-name="Arial2" fo:font-size="12pt" officeooo:rsid="0009658b" officeooo:paragraph-rsid="0009658b" style:font-size-asian="12pt" style:font-name-complex="Arial3" style:font-size-complex="12pt"/>
    </style:style>
    <style:style style:name="P6" style:family="paragraph" style:parent-style-name="Standard">
      <style:text-properties style:font-name="Arial2" fo:font-size="12pt" officeooo:rsid="000ac50f" officeooo:paragraph-rsid="000ac50f" style:font-size-asian="12pt" style:font-name-complex="Arial3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2" fo:font-size="12pt" fo:language="en" fo:country="US" fo:font-weight="bold" officeooo:paragraph-rsid="0009658b" style:font-size-asian="12pt" style:font-weight-asian="bold" style:font-name-complex="Arial3" style:font-size-complex="12pt" style:font-weight-complex="bold"/>
    </style:style>
    <style:style style:name="P8" style:family="paragraph" style:parent-style-name="Standard">
      <style:text-properties style:font-name="Arial2" fo:font-size="12pt" fo:font-weight="bold" officeooo:rsid="0009658b" officeooo:paragraph-rsid="0009658b" style:font-size-asian="12pt" style:font-weight-asian="bold" style:font-name-complex="Arial3" style:font-size-complex="12pt" style:font-weight-complex="bold"/>
    </style:style>
    <style:style style:name="P9" style:family="paragraph" style:parent-style-name="Standard">
      <style:text-properties style:font-name="Arial2" fo:font-size="12pt" fo:font-weight="normal" officeooo:rsid="000ac50f" officeooo:paragraph-rsid="000ac50f" style:font-size-asian="12pt" style:font-weight-asian="normal" style:font-name-complex="Arial3" style:font-size-complex="12pt" style:font-weight-complex="normal"/>
    </style:style>
    <style:style style:name="P10" style:family="paragraph" style:parent-style-name="Standard">
      <style:text-properties style:font-name="Arial2" fo:font-size="12pt" fo:font-weight="normal" officeooo:rsid="000d64ee" officeooo:paragraph-rsid="000d64ee" style:font-size-asian="12pt" style:font-weight-asian="normal" style:font-name-complex="Arial3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2" fo:font-size="12pt" officeooo:paragraph-rsid="0009658b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2" fo:font-size="12pt" officeooo:rsid="0009658b" officeooo:paragraph-rsid="0009658b" style:font-size-asian="12pt" style:font-size-complex="12pt"/>
    </style:style>
    <style:style style:name="P13" style:family="paragraph" style:parent-style-name="Standard">
      <style:text-properties style:font-name="Arial2" fo:font-size="12pt" officeooo:paragraph-rsid="0009658b" style:font-size-asian="12pt" style:font-size-complex="12pt"/>
    </style:style>
    <style:style style:name="P14" style:family="paragraph" style:parent-style-name="Standard">
      <style:paragraph-properties fo:margin-left="0cm" fo:margin-right="0cm" fo:text-indent="1.249cm" style:auto-text-indent="false"/>
      <style:text-properties style:font-name="Arial2" fo:font-size="12pt" officeooo:paragraph-rsid="0009658b" style:font-size-asian="12pt" style:font-size-complex="12pt"/>
    </style:style>
    <style:style style:name="P15" style:family="paragraph" style:parent-style-name="Standard">
      <style:text-properties style:font-name="Arial2" fo:font-size="12pt" officeooo:rsid="0009658b" officeooo:paragraph-rsid="0009658b" style:font-size-asian="12pt" style:font-name-complex="Arial3" style:font-size-complex="12pt"/>
    </style:style>
    <style:style style:name="P16" style:family="paragraph" style:parent-style-name="Standard">
      <style:text-properties style:font-name="Arial2" fo:font-size="12pt" officeooo:rsid="000ac50f" officeooo:paragraph-rsid="000ac50f" style:font-size-asian="12pt" style:font-name-complex="Arial3" style:font-size-complex="12pt"/>
    </style:style>
    <style:style style:name="P17" style:family="paragraph" style:parent-style-name="Standard">
      <style:text-properties style:font-name="Arial2" fo:font-size="12pt" officeooo:rsid="000e17c3" officeooo:paragraph-rsid="000e17c3" style:font-size-asian="12pt" style:font-name-complex="Arial3" style:font-size-complex="12pt"/>
    </style:style>
    <style:style style:name="P18" style:family="paragraph" style:parent-style-name="Standard">
      <style:text-properties style:font-name="Arial2" fo:font-size="12pt" fo:font-weight="bold" officeooo:rsid="0009658b" officeooo:paragraph-rsid="0009658b" style:font-size-asian="12pt" style:font-weight-asian="bold" style:font-name-complex="Arial3" style:font-size-complex="12pt" style:font-weight-complex="bold"/>
    </style:style>
    <style:style style:name="T1" style:family="text">
      <style:text-properties style:font-name="Arial" fo:font-size="18pt" fo:language="en" fo:country="US" fo:font-weight="bold" style:font-size-asian="18pt" style:font-weight-asian="bold" style:font-name-complex="Arial3" style:font-size-complex="18pt" style:font-weight-complex="bold"/>
    </style:style>
    <style:style style:name="T2" style:family="text">
      <style:text-properties style:font-name="Arial" style:font-name-complex="Arial3"/>
    </style:style>
    <style:style style:name="T3" style:family="text">
      <style:text-properties style:font-name="Arial" fo:font-size="12pt" fo:font-weight="bold" style:font-size-asian="12pt" style:font-weight-asian="bold" style:font-name-complex="Arial3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name-complex="Arial3" style:font-weight-complex="bold"/>
    </style:style>
    <style:style style:name="T6" style:family="text">
      <style:text-properties fo:font-weight="bold" officeooo:rsid="0009658b" style:font-weight-asian="bold" style:font-name-complex="Arial3" style:font-weight-complex="bold"/>
    </style:style>
    <style:style style:name="T7" style:family="text">
      <style:text-properties officeooo:rsid="000ac50f"/>
    </style:style>
    <style:style style:name="T8" style:family="text">
      <style:text-properties fo:language="en" fo:country="US" fo:font-weight="bold" style:font-weight-asian="bold" style:font-name-complex="Arial3" style:font-weight-complex="bold"/>
    </style:style>
    <style:style style:name="T9" style:family="text">
      <style:text-properties style:font-name-complex="Arial3"/>
    </style:style>
    <style:style style:name="T10" style:family="text">
      <style:text-properties officeooo:rsid="000ac50f" style:font-name-complex="Arial3"/>
    </style:style>
    <style:style style:name="T11" style:family="text">
      <style:text-properties officeooo:rsid="000e17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The Best Game</text:span><text:span text:style-name="T1"/></text:p>
      <text:p text:style-name="P1"/>
      <text:p text:style-name="P1"/>
      <text:p text:style-name="P2"><text:span text:style-name="T8">Lucas Teixeira Silva, RA: 8081969</text:span><text:span text:style-name="T1"/></text:p>
      <text:p text:style-name="P2"><text:span text:style-name="T8">Rafael Faria Gomes, RA: 8124028</text:span><text:span text:style-name="T1"/></text:p>
      <text:p text:style-name="P2"/>
      <text:p text:style-name="P7"/>
      <text:p text:style-name="P3"/>
      <text:p text:style-name="P4"/>
      <text:p text:style-name="P13"><text:span text:style-name="T5">Objetiv</text:span><text:span text:style-name="T6">o (missão)</text:span><text:span text:style-name="T5">:</text:span><text:span text:style-name="T3"/></text:p>
      <text:p text:style-name="P13"/>
      <text:p text:style-name="P13"><text:span text:style-name="T9">Trazer agilidade e facilidade ao usuário, na escolha de novos títulos de jogos </text:span><text:span text:style-name="T10">e após isso conseguir outro jogador para jogar o jogo escolhido.</text:span><text:span text:style-name="T9"> </text:span><text:span text:style-name="T10">C</text:span><text:span text:style-name="T9">om a nossa plataforma o usuário terá um maior conforto e não haverá perda de tempo </text:span><text:span text:style-name="T10">para isso</text:span><text:span text:style-name="T9">. </text:span><text:span text:style-name="T2"/></text:p>
      <text:p text:style-name="P4"/>
      <text:p text:style-name="P5"><text:span text:style-name="T4">Visão</text:span>: <text:span text:style-name="T2"/></text:p>
      <text:p text:style-name="P5"/>
      <text:p text:style-name="P5"><text:span text:style-name="T7">Decidimos produzir um </text:span>software <text:span text:style-name="T7">que</text:span> ajudará os jogadores a conseguirem mais facilidade e agilidade na hora que forem escolher a um jogo novo <text:span text:style-name="T7">para ser jogado, após achar este novo jogo, o jogador tem o jogo para se jogado, mas não tem com quem jogar o mesmo, por isso identificamos outro problema. E a solução deste novo problema é integrado nessa plataforma, colocarmos um software com ajuda para os usuários acharem outros jogadores para jogar junto a ele. </text:span><text:span text:style-name="T2"/></text:p>
      <text:p text:style-name="P6">Este problema vem dos jogadores não encontrarem um jogo novo após terminar um jogo que jogava anteriormente e quando encontram esse novo jogo, não tem alguém para jogar juntamente e nem comentar partilhar experiências deste jogo.<text:span text:style-name="T2"/></text:p>
      <text:p text:style-name="P5"/>
      <text:p text:style-name="P5"><text:span text:style-name="T4">Valores</text:span>:<text:span text:style-name="T2"/></text:p>
      <text:p text:style-name="P6"/>
      <text:p text:style-name="P6">Respeito</text:p>
      <text:p text:style-name="P6"><text:tab/><text:span text:style-name="T11">A nossa plataforma preza pelo re</text:span></text:p>
      <text:p text:style-name="P6">Facilidade</text:p>
      <text:p text:style-name="P6">Direcionamento</text:p>
      <text:p text:style-name="P6">Utilização gratuita</text:p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><text:span text:style-name="T4">Matriz SWOT</text:span><text:span text:style-name="T2"/></text:p>
      <text:p text:style-name="P17"><text:span text:style-name="T4"/></text:p>
      <text:p text:style-name="P8"/>
      <text:p text:style-name="P8">Tabela Concorrentes<text:span text:style-name="T2"/></text:p>
      <text:p text:style-name="P8"/>
      <text:p text:style-name="P9">Quis dentro de site de quis</text:p>
      <text:p text:style-name="P9">APPs de achar jogadores – Plink</text:p>
      <text:p text:style-name="P10">Epal</text:p>
      <text:p text:style-name="P10"/>
      <text:p text:style-name="P8"/>
      <text:p text:style-name="P8"/>
      <text:p text:style-name="P8"><text:soft-page-break/></text:p>
      <text:p text:style-name="P8">Relatório Projeto:<text:span text:style-name="T2"/></text:p>
      <text:p text:style-name="P3">O projeto vem com finalidade de uma maior facilidade e agilidade na escolha de um título de jogo novo, <text:span text:style-name="T7">e achar jogadores com o mesmo objetivo, </text:span>de acordo com o gosto do cliente e outros requisitos do mesmo. O projeto também busca uma expansão do conhecimento de jogos para o cliente a partir da nossa biblioteca.<text:span text:style-name="T2"/></text:p>
      <text:p text:style-name="P8"/>
      <text:p text:style-name="P8">Quadro Canvas com atividades necessárias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21:54:01.819000000</meta:creation-date>
    <dc:date>2023-05-16T21:58:45.522000000</dc:date>
    <meta:editing-duration>PT3H9M15S</meta:editing-duration>
    <meta:editing-cycles>4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22" meta:word-count="263" meta:character-count="1580" meta:non-whitespace-character-count="1334"/>
  </office:meta>
</office:document-meta>
</file>